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style:style style:name="P1" style:parent-style-name="Heading1" style:master-page-name="MPF0" style:family="paragraph">
      <style:paragraph-properties/>
      <style:text-properties fo:color="#0067A5"/>
    </style:style>
    <style:style style:name="P7" style:parent-style-name="Normal" style:family="paragraph">
      <style:paragraph-properties fo:line-height="150%"/>
    </style:style>
    <style:style style:name="T8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11" style:parent-style-name="Normal" style:family="paragraph">
      <style:text-properties style:font-name-asian="MS PGothic" style:font-name-complex="Times New Roman" fo:font-weight="bold" style:font-weight-asian="bold" fo:color="#005EB8" style:font-size-complex="11pt"/>
    </style:style>
    <style:style style:name="TableColumn13" style:family="table-column">
      <style:table-column-properties style:column-width="7.075in"/>
    </style:style>
    <style:style style:name="Table12" style:family="table">
      <style:table-properties style:width="7.075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olumn18" style:family="table-column">
      <style:table-column-properties style:column-width="7.075in"/>
    </style:style>
    <style:style style:name="Table17" style:family="table">
      <style:table-properties style:width="7.075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ableColumn23" style:family="table-column">
      <style:table-column-properties style:column-width="7.075in"/>
    </style:style>
    <style:style style:name="Table22" style:family="table">
      <style:table-properties style:width="7.075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ableColumn28" style:family="table-column">
      <style:table-column-properties style:column-width="7.075in"/>
    </style:style>
    <style:style style:name="Table27" style:family="table">
      <style:table-properties style:width="7.075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-asian="MS PGothic" style:font-name-complex="Times New Roman" fo:font-weight="bold" style:font-weight-asian="bold" fo:color="#005EB8" style:font-size-complex="11pt"/>
    </style:style>
  </office:automatic-styles>
  <office:body>
    <office:text text:use-soft-page-breaks="true">
      <text:h text:style-name="P1" text:outline-level="1"><text:bookmark-start text:name="Title"/></text:h>
      <text:p text:style-name="P7"><text:bookmark-end text:name="Title"/><text:span text:style-name="T8">After Action Reviews as a personal learning tool</text:span></text:p>
      <text:p text:style-name="P9"><text:span text:style-name="T10">Knowledge Mobilisation Framework E-Learning</text:span></text:p>
      <text:p text:style-name="Normal"/>
      <text:p text:style-name="Normal">Take a few minutes and reflect on something you did yesterday – can you imagine it? Can you remember what was said? How did you feel?</text:p>
      <text:p text:style-name="Normal"/>
      <text:p text:style-name="P11">Now answer the four AAR questions:</text:p>
      <text:p text:style-name="Normal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What was supposed to happen?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Normal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What actually happened?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Normal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Why was there a difference?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Normal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What can we learn from this?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Normal"/>
      <text:p text:style-name="Normal"><text:span text:style-name="T32">What does that tell you about what you could do differently today?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805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text-align="end"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2"/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3.53373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0:00Z</meta:creation-date>
    <dc:date>2021-08-12T13:30:00Z</dc:date>
    <meta:print-date>2021-01-11T11:40:00Z</meta:print-date>
    <meta:template xlink:href="Normal.dotm" xlink:type="simple"/>
    <meta:editing-cycles>3</meta:editing-cycles>
    <meta:editing-duration>PT300S</meta:editing-duration>
    <meta:user-defined meta:name="ContentTypeId">0x010100C9FC34537156054BBB8A47CCA687240F</meta:user-defined>
    <meta:document-statistic meta:page-count="1" meta:paragraph-count="1" meta:word-count="70" meta:character-count="474" meta:row-count="3" meta:non-whitespace-character-count="405"/>
  </office:meta>
</office:document-meta>
</file>